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1" fo:font-size="10pt" style:font-size-asian="10pt" style:font-size-complex="10pt"/>
    </style:style>
    <style:style style:name="P2" style:family="paragraph" style:parent-style-name="Standard">
      <style:text-properties style:font-name="Arial1" fo:font-size="14pt" style:font-size-asian="12.25pt" style:font-size-complex="14pt"/>
    </style:style>
    <style:style style:name="P3" style:family="paragraph" style:parent-style-name="Standard">
      <style:paragraph-properties fo:line-height="150%"/>
      <style:text-properties style:font-name="Arial1" fo:font-size="14pt" style:font-size-asian="12.25pt" style:font-size-complex="14pt"/>
    </style:style>
    <style:style style:name="P4" style:family="paragraph" style:parent-style-name="Standard">
      <style:paragraph-properties fo:text-align="center" style:justify-single-word="false"/>
      <style:text-properties style:font-name="Arial1" fo:font-size="14pt" style:font-size-asian="12.25pt" style:font-size-complex="14pt"/>
    </style:style>
    <style:style style:name="P5" style:family="paragraph" style:parent-style-name="Standard">
      <style:paragraph-properties fo:text-align="center" style:justify-single-word="false"/>
      <style:text-properties style:font-name="Arial1" fo:font-size="14pt" fo:font-weight="bold" style:font-size-asian="12.25pt" style:font-weight-asian="bold" style:font-size-complex="14pt" style:font-weight-complex="bold"/>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Standard">
      <style:paragraph-properties fo:line-height="150%"/>
      <style:text-properties style:font-name="Arial1" fo:font-size="12pt" officeooo:paragraph-rsid="001451db" style:font-size-asian="12pt" style:font-size-complex="12pt"/>
    </style:style>
    <style:style style:name="P8" style:family="paragraph" style:parent-style-name="Standard">
      <style:paragraph-properties fo:line-height="150%"/>
      <style:text-properties style:font-name="Arial1" fo:font-size="12pt" officeooo:paragraph-rsid="0016936c" style:font-size-asian="12pt" style:font-size-complex="12pt"/>
    </style:style>
    <style:style style:name="P9" style:family="paragraph" style:parent-style-name="Standard">
      <style:paragraph-properties fo:line-height="150%"/>
      <style:text-properties style:font-name="Arial1" fo:font-size="12pt" officeooo:paragraph-rsid="0018a371" style:font-size-asian="12pt" style:font-size-complex="12pt"/>
    </style:style>
    <style:style style:name="P10" style:family="paragraph" style:parent-style-name="Standard">
      <style:paragraph-properties fo:line-height="150%"/>
      <style:text-properties style:font-name="Arial1" fo:font-size="12pt" officeooo:paragraph-rsid="0024f8dc" style:font-size-asian="12pt" style:font-size-complex="12pt"/>
    </style:style>
    <style:style style:name="P11" style:family="paragraph" style:parent-style-name="Standard">
      <style:paragraph-properties fo:line-height="150%"/>
      <style:text-properties style:font-name="Arial1" fo:font-size="12pt" officeooo:paragraph-rsid="0028a761" style:font-size-asian="12pt" style:font-size-complex="12pt"/>
    </style:style>
    <style:style style:name="P12" style:family="paragraph" style:parent-style-name="Standard">
      <style:paragraph-properties fo:line-height="150%"/>
      <style:text-properties style:font-name="Arial1" fo:font-size="12pt" officeooo:paragraph-rsid="002aaf0a" style:font-size-asian="12pt" style:font-size-complex="12pt"/>
    </style:style>
    <style:style style:name="P13" style:family="paragraph" style:parent-style-name="Standard">
      <style:paragraph-properties fo:line-height="150%"/>
      <style:text-properties style:font-name="Arial1" fo:font-size="12pt" officeooo:paragraph-rsid="0043e265" style:font-size-asian="12pt" style:font-size-complex="12pt"/>
    </style:style>
    <style:style style:name="P14" style:family="paragraph" style:parent-style-name="Standard">
      <style:paragraph-properties fo:line-height="150%"/>
      <style:text-properties style:font-name="Arial1" fo:font-size="12pt" officeooo:paragraph-rsid="0045aa62" style:font-size-asian="12pt" style:font-size-complex="12pt"/>
    </style:style>
    <style:style style:name="P15" style:family="paragraph" style:parent-style-name="Standard">
      <style:paragraph-properties fo:line-height="150%"/>
      <style:text-properties style:font-name="Arial1" fo:font-size="12pt" officeooo:paragraph-rsid="0048e38b" style:font-size-asian="12pt" style:font-size-complex="12pt"/>
    </style:style>
    <style:style style:name="P16" style:family="paragraph" style:parent-style-name="Standard">
      <style:paragraph-properties fo:line-height="150%"/>
      <style:text-properties style:font-name="Arial1" fo:font-size="12pt" officeooo:paragraph-rsid="0048e63d" style:font-size-asian="12pt" style:font-size-complex="12pt"/>
    </style:style>
    <style:style style:name="P17" style:family="paragraph" style:parent-style-name="Standard">
      <style:paragraph-properties fo:line-height="150%"/>
      <style:text-properties style:font-name="Arial1" fo:font-size="12pt" officeooo:rsid="0016936c" officeooo:paragraph-rsid="002aaf0a" style:font-size-asian="12pt" style:font-size-complex="12pt"/>
    </style:style>
    <style:style style:name="P18" style:family="paragraph" style:parent-style-name="Standard">
      <style:paragraph-properties fo:line-height="150%"/>
      <style:text-properties style:font-name="Arial1" fo:font-size="12pt" officeooo:rsid="0016936c" officeooo:paragraph-rsid="0043e265" style:font-size-asian="12pt" style:font-size-complex="12pt"/>
    </style:style>
    <style:style style:name="P19" style:family="paragraph" style:parent-style-name="Standard">
      <style:paragraph-properties fo:line-height="150%"/>
      <style:text-properties style:font-name="Arial1" fo:font-size="12pt" officeooo:rsid="0016936c" officeooo:paragraph-rsid="0048e38b" style:font-size-asian="12pt" style:font-size-complex="12pt"/>
    </style:style>
    <style:style style:name="P20" style:family="paragraph" style:parent-style-name="Standard">
      <style:paragraph-properties fo:line-height="150%"/>
      <style:text-properties style:font-name="Arial1" fo:font-size="12pt" officeooo:rsid="0016936c" officeooo:paragraph-rsid="0048e63d" style:font-size-asian="12pt" style:font-size-complex="12pt"/>
    </style:style>
    <style:style style:name="P21" style:family="paragraph" style:parent-style-name="Standard">
      <style:paragraph-properties fo:line-height="150%"/>
      <style:text-properties style:font-name="Arial1" fo:font-size="12pt" officeooo:rsid="0018a371" officeooo:paragraph-rsid="0018a371" style:font-size-asian="12pt" style:font-size-complex="12pt"/>
    </style:style>
    <style:style style:name="P22" style:family="paragraph" style:parent-style-name="Standard">
      <style:paragraph-properties fo:line-height="150%"/>
      <style:text-properties style:font-name="Arial1" fo:font-size="12pt" officeooo:rsid="002bd2a4" officeooo:paragraph-rsid="002bd2a4" style:font-size-asian="12pt" style:font-size-complex="12pt"/>
    </style:style>
    <style:style style:name="P23" style:family="paragraph" style:parent-style-name="Standard">
      <style:paragraph-properties fo:line-height="150%"/>
      <style:text-properties style:font-name="Arial1" fo:font-size="12pt" officeooo:rsid="0041fbd8" officeooo:paragraph-rsid="0045aa62" style:font-size-asian="12pt" style:font-size-complex="12pt"/>
    </style:style>
    <style:style style:name="P24" style:family="paragraph" style:parent-style-name="Standard">
      <style:paragraph-properties fo:line-height="150%"/>
      <style:text-properties style:font-name="Arial1" fo:font-size="12pt" officeooo:rsid="0045aa62" officeooo:paragraph-rsid="0045aa62" style:font-size-asian="12pt" style:font-size-complex="12pt"/>
    </style:style>
    <style:style style:name="P25" style:family="paragraph" style:parent-style-name="Standard">
      <style:paragraph-properties fo:line-height="150%"/>
      <style:text-properties style:font-name="Arial1" fo:font-size="12pt" officeooo:rsid="0048e38b" officeooo:paragraph-rsid="0048e38b" style:font-size-asian="12pt" style:font-size-complex="12pt"/>
    </style:style>
    <style:style style:name="P26" style:family="paragraph" style:parent-style-name="Standard">
      <style:paragraph-properties fo:line-height="150%"/>
      <style:text-properties style:font-name="Arial1" fo:font-size="12pt" officeooo:rsid="0048e63d" officeooo:paragraph-rsid="0048e63d" style:font-size-asian="12pt" style:font-size-complex="12pt"/>
    </style:style>
    <style:style style:name="P27" style:family="paragraph" style:parent-style-name="Standard">
      <style:paragraph-properties fo:line-height="150%"/>
      <style:text-properties officeooo:paragraph-rsid="0028a761"/>
    </style:style>
    <style:style style:name="P28" style:family="paragraph" style:parent-style-name="Standard">
      <style:paragraph-properties fo:line-height="150%"/>
      <style:text-properties style:font-name="Arial1" fo:font-size="12pt" style:text-underline-style="none" officeooo:rsid="0048e63d" officeooo:paragraph-rsid="0048e38b" style:font-size-asian="12pt" style:font-size-complex="12pt"/>
    </style:style>
    <style:style style:name="P29" style:family="paragraph" style:parent-style-name="Heading_20_1">
      <style:text-properties officeooo:rsid="003bacba" officeooo:paragraph-rsid="003bacba"/>
    </style:style>
    <style:style style:name="P30" style:family="paragraph" style:parent-style-name="Heading_20_1">
      <style:text-properties officeooo:rsid="003bacba" officeooo:paragraph-rsid="0043e265"/>
    </style:style>
    <style:style style:name="P31" style:family="paragraph" style:parent-style-name="Heading_20_1">
      <style:text-properties officeooo:rsid="003bacba" officeooo:paragraph-rsid="0041e2bf"/>
    </style:style>
    <style:style style:name="P32" style:family="paragraph" style:parent-style-name="Heading_20_1">
      <style:text-properties officeooo:rsid="0048e38b" officeooo:paragraph-rsid="0048e38b"/>
    </style:style>
    <style:style style:name="P33" style:family="paragraph" style:parent-style-name="Heading_20_1">
      <style:text-properties officeooo:rsid="0048e63d" officeooo:paragraph-rsid="0048e63d"/>
    </style:style>
    <style:style style:name="P34" style:family="paragraph" style:parent-style-name="Heading_20_1">
      <style:text-properties officeooo:rsid="0041fbd8" officeooo:paragraph-rsid="0045aa62"/>
    </style:style>
    <style:style style:name="P35" style:family="paragraph" style:parent-style-name="Heading_20_1">
      <style:text-properties officeooo:rsid="0045aa62" officeooo:paragraph-rsid="0045aa62"/>
    </style:style>
    <style:style style:name="P36" style:family="paragraph" style:parent-style-name="Heading_20_1">
      <style:text-properties officeooo:rsid="0018a371" officeooo:paragraph-rsid="0018a371"/>
    </style:style>
    <style:style style:name="P37" style:family="paragraph" style:parent-style-name="Heading_20_1">
      <style:text-properties officeooo:rsid="00149e0b" officeooo:paragraph-rsid="00149e0b"/>
    </style:style>
    <style:style style:name="P38" style:family="paragraph" style:parent-style-name="Heading_20_1">
      <style:text-properties officeooo:rsid="003ca54e" officeooo:paragraph-rsid="003ca54e"/>
    </style:style>
    <style:style style:name="P39" style:family="paragraph" style:parent-style-name="Heading_20_1">
      <style:text-properties officeooo:rsid="003ca54e"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1" fo:font-size="12pt" officeooo:rsid="0028a761" style:font-size-asian="12pt" style:font-size-complex="12pt"/>
    </style:style>
    <style:style style:name="T4" style:family="text">
      <style:text-properties style:font-name="Arial1" fo:font-size="12pt" fo:font-weight="normal" officeooo:rsid="002ca448" style:font-size-asian="12pt" style:font-weight-asian="normal" style:font-size-complex="12pt" style:font-weight-complex="normal"/>
    </style:style>
    <style:style style:name="T5" style:family="text">
      <style:text-properties style:font-name="Arial1" fo:font-size="12pt" fo:font-weight="normal" officeooo:rsid="00378712" style:font-size-asian="12pt" style:font-weight-asian="normal" style:font-size-complex="12pt" style:font-weight-complex="normal"/>
    </style:style>
    <style:style style:name="T6" style:family="text">
      <style:text-properties style:font-name="Arial1" fo:font-size="12pt" fo:font-weight="normal" officeooo:rsid="0041a2a8" style:font-size-asian="12pt" style:font-weight-asian="normal" style:font-size-complex="12pt" style:font-weight-complex="normal"/>
    </style:style>
    <style:style style:name="T7" style:family="text">
      <style:text-properties style:font-name="Arial1" fo:font-size="12pt" style:text-underline-style="none" fo:font-weight="bold" officeooo:rsid="0028a761" style:font-size-asian="12pt" style:font-weight-asian="bold" style:font-size-complex="12pt" style:font-weight-complex="bold"/>
    </style:style>
    <style:style style:name="T8" style:family="text">
      <style:text-properties style:font-name="Arial1" fo:font-size="13pt" fo:font-weight="bold" officeooo:rsid="002ca448" style:font-size-asian="13pt" style:font-weight-asian="bold" style:font-size-complex="13pt" style:font-weight-complex="bold"/>
    </style:style>
    <style:style style:name="T9" style:family="text">
      <style:text-properties style:font-name="Arial1" fo:font-size="13pt" fo:font-weight="bold" officeooo:rsid="00378712" style:font-size-asian="13pt" style:font-weight-asian="bold" style:font-size-complex="13pt" style:font-weight-complex="bold"/>
    </style:style>
    <style:style style:name="T10" style:family="text">
      <style:text-properties style:font-name="Arial1" fo:font-size="13pt" style:text-underline-style="none" fo:font-weight="bold" officeooo:rsid="0028a761" style:font-size-asian="13pt" style:font-weight-asian="bold" style:font-size-complex="13pt" style:font-weight-complex="bold"/>
    </style:style>
    <style:style style:name="T11" style:family="text">
      <style:text-properties style:font-name="Arial1" fo:font-size="13pt" style:text-underline-style="none" fo:font-weight="bold" officeooo:rsid="00378712" style:font-size-asian="13pt" style:font-weight-asian="bold" style:font-size-complex="13pt" style:font-weight-complex="bold"/>
    </style:style>
    <style:style style:name="T12" style:family="text">
      <style:text-properties style:font-name="Arial1" fo:font-size="13pt" style:text-underline-style="none" fo:font-weight="bold" officeooo:rsid="0041a2a8" style:font-size-asian="13pt" style:font-weight-asian="bold" style:font-size-complex="13pt" style:font-weight-complex="bold"/>
    </style:style>
    <style:style style:name="T13" style:family="text">
      <style:text-properties style:font-name="Arial1" fo:font-size="13pt" style:text-underline-style="solid" style:text-underline-width="auto" style:text-underline-color="font-color" fo:font-weight="bold" officeooo:rsid="00378712" style:font-size-asian="13pt" style:font-weight-asian="bold" style:font-size-complex="13pt" style:font-weight-complex="bold"/>
    </style:style>
    <style:style style:name="T14" style:family="text">
      <style:text-properties officeooo:rsid="0013a577"/>
    </style:style>
    <style:style style:name="T15" style:family="text">
      <style:text-properties officeooo:rsid="001451db"/>
    </style:style>
    <style:style style:name="T16" style:family="text">
      <style:text-properties officeooo:rsid="00149e0b"/>
    </style:style>
    <style:style style:name="T17" style:family="text">
      <style:text-properties officeooo:rsid="0016936c"/>
    </style:style>
    <style:style style:name="T18" style:family="text">
      <style:text-properties officeooo:rsid="0018a371"/>
    </style:style>
    <style:style style:name="T19" style:family="text">
      <style:text-properties officeooo:rsid="0019c525"/>
    </style:style>
    <style:style style:name="T20" style:family="text">
      <style:text-properties officeooo:rsid="001ab5e5"/>
    </style:style>
    <style:style style:name="T21" style:family="text">
      <style:text-properties officeooo:rsid="002206dd"/>
    </style:style>
    <style:style style:name="T22" style:family="text">
      <style:text-properties officeooo:rsid="0023bdd3"/>
    </style:style>
    <style:style style:name="T23" style:family="text">
      <style:text-properties officeooo:rsid="0024f8dc"/>
    </style:style>
    <style:style style:name="T24" style:family="text">
      <style:text-properties officeooo:rsid="002aaf0a"/>
    </style:style>
    <style:style style:name="T25" style:family="text">
      <style:text-properties officeooo:rsid="002c5c30"/>
    </style:style>
    <style:style style:name="T26" style:family="text">
      <style:text-properties officeooo:rsid="002d5739"/>
    </style:style>
    <style:style style:name="T27" style:family="text">
      <style:text-properties officeooo:rsid="002fd47f"/>
    </style:style>
    <style:style style:name="T28" style:family="text">
      <style:text-properties officeooo:rsid="0033879a"/>
    </style:style>
    <style:style style:name="T29" style:family="text">
      <style:text-properties officeooo:rsid="003bacba"/>
    </style:style>
    <style:style style:name="T30" style:family="text">
      <style:text-properties officeooo:rsid="003d8c73"/>
    </style:style>
    <style:style style:name="T31" style:family="text">
      <style:text-properties officeooo:rsid="003e4f9f"/>
    </style:style>
    <style:style style:name="T32" style:family="text">
      <style:text-properties officeooo:rsid="003ff1eb"/>
    </style:style>
    <style:style style:name="T33" style:family="text">
      <style:text-properties fo:font-weight="bold" style:font-weight-asian="bold" style:font-weight-complex="bold"/>
    </style:style>
    <style:style style:name="T34" style:family="text">
      <style:text-properties fo:font-weight="bold" officeooo:rsid="0013a577" style:font-weight-asian="bold" style:font-weight-complex="bold"/>
    </style:style>
    <style:style style:name="T35" style:family="text">
      <style:text-properties fo:font-weight="bold" officeooo:rsid="004651f9" style:font-weight-asian="bold" style:font-weight-complex="bold"/>
    </style:style>
    <style:style style:name="T36" style:family="text">
      <style:text-properties fo:font-weight="bold" officeooo:rsid="0048e38b" style:font-weight-asian="bold" style:font-weight-complex="bold"/>
    </style:style>
    <style:style style:name="T37" style:family="text">
      <style:text-properties officeooo:rsid="0043e265"/>
    </style:style>
    <style:style style:name="T38" style:family="text">
      <style:text-properties officeooo:rsid="0045aa62"/>
    </style:style>
    <style:style style:name="T39" style:family="text">
      <style:text-properties officeooo:rsid="004651f9"/>
    </style:style>
    <style:style style:name="T40" style:family="text">
      <style:text-properties officeooo:rsid="00486363"/>
    </style:style>
    <style:style style:name="T41" style:family="text">
      <style:text-properties officeooo:rsid="0048e38b"/>
    </style:style>
    <style:style style:name="T42" style:family="text">
      <style:text-properties officeooo:rsid="0048e63d"/>
    </style:style>
    <style:style style:name="T43" style:family="text">
      <style:text-properties style:text-underline-style="solid" style:text-underline-width="auto" style:text-underline-color="font-color" officeooo:rsid="0048e63d"/>
    </style:style>
    <style:style style:name="T44" style:family="text">
      <style:text-properties style:text-underline-style="none"/>
    </style:style>
    <style:style style:name="T45" style:family="text">
      <style:text-properties style:text-underline-style="none" officeooo:rsid="0048e63d"/>
    </style:style>
    <style:style style:name="T46" style:family="text">
      <style:text-properties style:text-underline-style="none" officeooo:rsid="002c5c30"/>
    </style:style>
    <style:style style:name="T47" style:family="text">
      <style:text-properties style:text-underline-style="none" officeooo:rsid="00499de1"/>
    </style:style>
    <style:style style:name="T48" style:family="text">
      <style:text-properties officeooo:rsid="004a1ece"/>
    </style:style>
    <style:style style:name="T49" style:family="text">
      <style:text-properties officeooo:rsid="004c0c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text:span text:style-name="T40">IdeaFarm (tm) <text:s/>Bundle</text:span> <text:span text:style-name="T26">and Forks Thereof</text:span></text:p>
      <text:p text:style-name="P2"/>
      <text:p text:style-name="P4"><text:span text:style-name="T19">Rev. 1.</text:span><text:span text:style-name="T40">1</text:span><text:span text:style-name="T19">.</text:span><text:span text:style-name="T49">1</text:span><text:span text:style-name="T19">:</text:span> <text:s/><text:span text:style-name="T40">January </text:span><text:span text:style-name="T49">7</text:span><text:span text:style-name="T40">, 2023</text:span></text:p>
      <text:p text:style-name="P4"/>
      <text:p text:style-name="P5">https://github.com/ideafarm/ipdos</text:p>
      <text:p text:style-name="P2"/>
      <text:p text:style-name="P2"/>
      <text:h text:style-name="P29" text:outline-level="1">This <text:span text:style-name="T40">Github repository</text:span>, and all forks <text:span text:style-name="T40">thereof</text:span>, are the property of <text:span text:style-name="T49">Wo Of Ideafarm a.k.a.</text:span> Wo’O Ideafarm. <text:s/><text:span text:style-name="T40">This user license applies to the above Github repository, alternatively denominated “IdeaFarm (tm) Bundle”, “IdeaFarm (tm) Piggyback Distributed Operating System”, and “IPDOS (tm)”.</text:span></text:h>
      <text:p text:style-name="P3"/>
      <text:p text:style-name="P8"><text:span text:style-name="T17">(c)</text:span> Wo’<text:span text:style-name="T15">O</text:span> Ideafarm, 1992-202<text:span text:style-name="T40">3</text:span>. <text:s/><text:span text:style-name="T17">All rights reserved.</text:span> <text:s/><text:span text:style-name="T17">This ownership extends to all forks and other derivative works. <text:s/>Forks may be </text:span><text:span text:style-name="T40">created and </text:span><text:span text:style-name="T17">modified only by permission; such permission is hereby provisionally granted, but may be revoked in writing for good cause without prior notice, on pain of “takedown”.</text:span> <text:s/><text:span text:style-name="T30">For example, a fork may not (1) modify or hide this User License or (2) alter or defeat code that monitors usage or enforces payment or secures against malware.</text:span></text:p>
      <text:p text:style-name="P7"/>
      <text:p text:style-name="P10"><text:span text:style-name="T22">Intent: <text:s/></text:span><text:span text:style-name="T40">The two objectives of this license are</text:span> <text:span text:style-name="T14">(1) </text:span><text:span text:style-name="T40">to p</text:span>ermit users to contribute to the development of IPDOS <text:span text:style-name="T40">(tm), and</text:span> <text:span text:style-name="T14">(2) </text:span><text:span text:style-name="T40">to r</text:span><text:span text:style-name="T14">eward investors by</text:span> retain<text:span text:style-name="T2">ing</text:span> all proprietary interests in all IPDOS (tm) source code, executables, <text:span text:style-name="T16">and</text:span> other content. <text:s/>Th<text:span text:style-name="T22">e latter</text:span> <text:span text:style-name="T22">encourages</text:span> strategic planning and funding, <text:span text:style-name="T21">by investors,</text:span> of "top down" software development. <text:s/><text:span text:style-name="T22">The former encourages</text:span> "bottom up" software development by “<text:span text:style-name="T2">grass roots” users and visionaries</text:span>. <text:s/><text:span text:style-name="T22">U</text:span>sers get rapid feature development <text:span text:style-name="T14">and</text:span> defect elimination, <text:span text:style-name="T14">plus</text:span> rapidly forking product visions <text:span text:style-name="T16">and implementations</text:span>. <text:s/>Investors get <text:span text:style-name="T23">explosive</text:span> <text:span text:style-name="T40">return on investment</text:span>.</text:p>
      <text:p text:style-name="P6"/>
      <text:p text:style-name="P6"><text:soft-page-break/><text:span text:style-name="T2">To realize this vision, a</text:span>ll forks and other derivative works <text:span text:style-name="T31">are</text:span> the property of the owner of IPDOS <text:span text:style-name="T41">(tm) </text:span><text:span text:style-name="T15">and are subject to this User License</text:span>, <text:span text:style-name="T15">notwithstanding the amount of IPDOS </text:span><text:span text:style-name="T41">(tm) </text:span><text:span text:style-name="T15">content retained or its size relative to the derivative work</text:span>. <text:s/><text:span text:style-name="T33">All executables</text:span>, <text:span text:style-name="T2">including those</text:span> produced by building forks and other derivative works, are likewise the property of the owner and <text:span text:style-name="T33">may be used </text:span><text:span text:style-name="T34">only</text:span><text:span text:style-name="T33"> for testing </text:span><text:span text:style-name="T36">or as authorized by this license</text:span>. <text:s/><text:span text:style-name="T18">But a derivative work that merely stores, installs, or uses IPDOS </text:span><text:span text:style-name="T41">(tm)</text:span><text:span text:style-name="T18">, without more, does not thereby become the property of the owner of IPDOS </text:span><text:span text:style-name="T41">(tm)</text:span><text:span text:style-name="T18">.</text:span></text:p>
      <text:p text:style-name="P15"/>
      <text:h text:style-name="P32" text:outline-level="1">Barterware License</text:h>
      <text:p text:style-name="P15"/>
      <text:p text:style-name="P25">Notwithstanding any other term of this license, any user may anonymously use GitHub Desktop to clone the above Github repository and may then open the installation executables contained in the “release” folder therein to install IdeaFarm (tm) Bundle on any number of computers. <text:s/><text:span text:style-name="T42">On such computers, the</text:span> features of <text:span text:style-name="T42">IdeaFarm (tm) Bundle that are designated as “barterware” may be used anonymously, without registration or payment, subject to implied acceptance of the condition that such use is “as is”, “without warranty”, and “at own risk”, and that such use is also subject to the current terms of this license, which may change without notice. <text:s/>Such “barterware” features are provided in exchange for, and in consideration of, the user’s agreement </text:span><text:span text:style-name="T48">to permit</text:span><text:span text:style-name="T42"> a reasonable amount of computation resources, including data storage, will be made available to a global software system for the development and provision of barterware and paid IdeaFarm (tm) Bundle features. <text:s/></text:span><text:span text:style-name="T48">What is “reasonable” is determined at the owner’s sole discretion, and the user’s sole remedy for the provision of “unreasonable” resources is to uninstall IdeaFarm (tm) Bundle. <text:s/>The use of a firewall or other means to block the provision of the resources voids this license.</text:span><text:span text:style-name="T42"> <text:s/>This “barterware license” extends only to the installation and use of </text:span><text:span text:style-name="T43">unmodified</text:span><text:span text:style-name="T45"> IdeaFarm (tm) Bundle executables.</text:span></text:p>
      <text:p text:style-name="P20"/>
      <text:h text:style-name="P33" text:outline-level="1">Proprietary Open Source Craftwork License</text:h>
      <text:p text:style-name="P16"/>
      <text:p text:style-name="P26"><text:span text:style-name="T46">T</text:span><text:span text:style-name="T44">he remainder of this license pertains to users who </text:span><text:span text:style-name="T47">modify the source code in order to obtain modified versions of IdeaFarm (tm) Bundle. <text:s/>All forks and other modifications of the source </text:span><text:soft-page-break/><text:span text:style-name="T47">code in this repository, including derivative works in any form, are the property of the owner of this repository, as follows.</text:span></text:p>
      <text:p text:style-name="P28"/>
      <text:p text:style-name="P19"/>
      <text:h text:style-name="P30" text:outline-level="1">Exception: <text:s/>Contributors own some application code.</text:h>
      <text:p text:style-name="P13"/>
      <text:p text:style-name="P18"><text:span text:style-name="T25">Users can contribute IPDOS </text:span><text:span text:style-name="T41">(tm) </text:span><text:span text:style-name="T25">pay-to-use applications for profit. <text:s/>C</text:span>ontribut<text:span text:style-name="T32">ors</text:span> <text:span text:style-name="T28">can optionally </text:span>retain ownership of source and executable<text:span text:style-name="T20">s and forks thereof. <text:s/>When ownership is so retained, the contributor retains control over usage, responsibility for supporting users, and liability arising from usage, and may revoke the contribution at will with 15 days written notice. <text:s/>Revenue (net of transaction fees) collected by the owner of IPDOS </text:span><text:span text:style-name="T41">(tm) </text:span><text:span text:style-name="T20">from a user of a “retained application” is the property of the contributor and is held either in trust or as security. <text:s/>Contributed applications that are not retained become the property of the owner of IPDOS </text:span><text:span text:style-name="T41">(tm)</text:span><text:span text:style-name="T20">.</text:span></text:p>
      <text:p text:style-name="P14"/>
      <text:h text:style-name="P34" text:outline-level="1">May be used only to <text:span text:style-name="T38">contribute fixes and enhancements.</text:span></text:h>
      <text:p text:style-name="P14"/>
      <text:p text:style-name="P23">You may use IPDOS <text:span text:style-name="T41">(tm) </text:span><text:span text:style-name="T35">only </text:span><text:span text:style-name="T33">to contribute bug fixes and enhancements</text:span>.<text:span text:style-name="T37"> <text:s/>If you develop a tool or other application that you intend to use, you must create a pull request so that it can be accepted for integration into IPDOS (tm). <text:s/>Once it is integrated, you are subject to the same usage pricing terms that apply to everyone else.</text:span></text:p>
      <text:p text:style-name="P23"/>
      <text:h text:style-name="P35" text:outline-level="1">All purely educational uses are also permitted.</text:h>
      <text:p text:style-name="P14"/>
      <text:p text:style-name="P24">You may use IPDOS (tm) to teach or tutor C++ programming, general programming concepts, or any other topic in any field of study, as long as you do not misrepresent the terms of this license or otherwise encourage your students to violate it. <text:s/>Any person may use IPDOS (tm) for unguided or guided self study of any topic, as well as for pure play <text:span text:style-name="T39">pursuant to mastery of the IPDOS (tm) API.</text:span></text:p>
      <text:h text:style-name="P31" text:outline-level="1"><text:soft-page-break/>Forks must preserve “mandatory” content.</text:h>
      <text:p text:style-name="P12"/>
      <text:p text:style-name="P22">IPDOS (tm) and its bundled applications are not freeware. <text:s/>Some applications contributed by users are also not freeware. <text:s/>IPDOS (tm) contains <text:span text:style-name="T27">implicitly “mandatory”</text:span> code that <text:span text:style-name="T27">(1)</text:span> monitors installation and usage, <text:span text:style-name="T27">(2)</text:span> enforces the collection of user payments for the use of IPDOS (tm) and its bundled applications as well as payments to users who contribute pay-to-use applications for profit, <text:span text:style-name="T27">and</text:span> <text:span text:style-name="T27">(3) secures IPDOS (tm) against attack, as well as code that (4) is explicitly marked as “mandatory”</text:span>. <text:s/>A fork may not alter, defeat, <text:span text:style-name="T27">or diverge from mandatory code; forks must timely merge changes to mandatory code.</text:span></text:p>
      <text:p text:style-name="P17"/>
      <text:h text:style-name="P36" text:outline-level="1"><text:span text:style-name="T29">Permission to f</text:span>ork and <text:span text:style-name="T20">c</text:span>lon<text:span text:style-name="T29">e is provisionally granted.</text:span></text:h>
      <text:p text:style-name="P9"/>
      <text:p text:style-name="P21">IPDOS (tm)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for good cause without prior notice, and if withdrawn,</text:span> <text:span text:style-name="T24">the</text:span> fork must be timely removed, and all clones <text:span text:style-name="T24">and forks</text:span> and other copies must be destroyed.</text:p>
      <text:p text:style-name="P9"/>
      <text:h text:style-name="P37" text:outline-level="1">“Fair Use” <text:span text:style-name="T29">copyright is granted for text but not code.</text:span></text:h>
      <text:p text:style-name="P6"/>
      <text:p text:style-name="P6">There is no "fair use exemption" for C++, assembler, or other compiled or interpreted code within IPDOS (tm) <text:s/>source. Commentators may not publish such code in whole or in part, even in tiny part, but must instead provide a link <text:span text:style-name="T16">to the IPDOS (tm) owner’s master repository.</text:span> <text:s/>Text that is not compiled or interpreted, including text strings within <text:span text:style-name="T16">C++</text:span> code, may be quoted and published within the normal "fair use" limits, if appropriate attribution is made.</text:p>
      <text:p text:style-name="P6"/>
      <text:p text:style-name="P6"/>
      <text:h text:style-name="P38" text:outline-level="1"><text:soft-page-break/>Each change to this User License binds all users.</text:h>
      <text:p text:style-name="P6"/>
      <text:p text:style-name="P6">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6"/>
      <text:h text:style-name="P39" text:outline-level="1">Provided “as is” without warranty, with indemnification.</text:h>
      <text:p text:style-name="P11"/>
      <text:p text:style-name="P27"><text:span text:style-name="T3">This source code, executables, and other content </text:span><text:span text:style-name="T7">i</text:span><text:span text:style-name="T10">s provided “as is”, without warranty of any kind</text:span><text:span text:style-name="T3">, express or implied, including but not limited to the warranties of merchantability, fitness for a particular purpose and noninfringement. <text:s/></text:span><text:span text:style-name="T10">In no event shall the </text:span><text:span text:style-name="T12">owners,</text:span><text:span text:style-name="T10">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8">Each </text:span><text:span text:style-name="T9">contributor of a</text:span><text:span text:style-name="T11"> </text:span><text:span text:style-name="T13">retained</text:span><text:span text:style-name="T11"> </text:span><text:span text:style-name="T8">application indemnifies the owner of IPDOS (tm)</text:span><text:span text:style-name="T4"> against liability for claims arising from the use of the </text:span><text:span text:style-name="T5">retained</text:span><text:span text:style-name="T4"> application by other users. <text:s/></text:span><text:span text:style-name="T6">Contributors of retained applications may provide a warranty and/or impose supplemental user license conditions not inconsistent with this licen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00125@1500.<text:a xlink:type="simple" xlink:href="mailto:20200125@1235.ipdos.user.license.pdf" text:style-name="Internet_20_link" text:visited-style-name="Visited_20_Internet_20_Link">202</text:a><text:a xlink:type="simple" xlink:href="mailto:20200125@1235.ipdos.user.license.pdf" text:style-name="Internet_20_link" text:visited-style-name="Visited_20_Internet_20_Link">30103@1242</text:a><text:a xlink:type="simple" xlink:href="mailto:20200125@1235.ipdos.user.license.pdf" text:style-name="Internet_20_link" text:visited-style-name="Visited_20_Internet_20_Link">.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25T12:07:15.865000000</meta:creation-date>
    <dc:date>2023-01-07T11:45:50.495000000</dc:date>
    <meta:editing-duration>PT2H27M14S</meta:editing-duration>
    <meta:editing-cycles>36</meta:editing-cycles>
    <meta:generator>LibreOffice/7.3.6.2$Windows_X86_64 LibreOffice_project/c28ca90fd6e1a19e189fc16c05f8f8924961e12e</meta:generator>
    <meta:document-statistic meta:table-count="0" meta:image-count="0" meta:object-count="0" meta:page-count="5" meta:paragraph-count="28" meta:word-count="1362" meta:character-count="8541" meta:non-whitespace-character-count="7167"/>
  </office:meta>
</office:document-meta>
</file>